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armor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lost caravan <text:s/>(mandatory) (5:00)<text:span text:style-name="T3">Boss</text:span>: ultra mole</text:p>
      <text:p text:style-name="P6"><text:tab/>Main Quest: track down the lost caravan</text:p>
      <text:p text:style-name="P6"><text:tab/>Side Quest: <text:span text:style-name="T3"><text:s/></text:span>Destroy two dabat nests.</text:p>
      <text:p text:style-name="P6"/>
      <text:p text:style-name="P3">(Caves)</text:p>
      <text:p text:style-name="P2">6.) <text:s/>Find and repair broken pipe (mandatory) -(super mole,jumper) (3:00)</text:p>
      <text:p text:style-name="P6"><text:tab/>Main Quest: our pipe is busted! find it and destroy it (fix it) </text:p>
      <text:p text:style-name="P6"><text:tab/>Side Quest: Collect the 2 golden nuggets</text:p>
      <text:p text:style-name="P2">7.) Reactivate water pumps -(healing spitter, basic commando) (4:00)</text:p>
      <text:p text:style-name="P6"><text:s text:c="14"/>Main Quest: Find and activate the 3 water switches</text:p>
      <text:p text:style-name="P6"><text:soft-page-break/><text:tab/>Side Quest: </text:p>
      <text:p text:style-name="P2">8.) Do something -(healing spitter ,basic commando) (4:00)</text:p>
      <text:p text:style-name="P6"><text:s text:c="14"/>Main Quest: </text:p>
      <text:p text:style-name="P6"><text:tab/>Side Quest: </text:p>
      <text:p text:style-name="P2">9.) Destroy two commando outposts (mandatory) (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Dahla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2-18T18:40:00.82</dc:date>
    <meta:editing-duration>P4DT16H57M49S</meta:editing-duration>
    <meta:editing-cycles>62</meta:editing-cycles>
    <meta:generator>OpenOffice.org/3.4.1$Win32 OpenOffice.org_project/341m1$Build-9593</meta:generator>
    <meta:document-statistic meta:table-count="0" meta:image-count="0" meta:object-count="0" meta:page-count="5" meta:paragraph-count="133" meta:word-count="1263" meta:character-count="8178"/>
  </office:meta>
</office:document-meta>
</file>